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e498c" officeooo:paragraph-rsid="001e498c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e498c" officeooo:paragraph-rsid="001e498c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1e498c" officeooo:paragraph-rsid="001e498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e498c" officeooo:paragraph-rsid="001e498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font-weight="bold" officeooo:rsid="001e498c" officeooo:paragraph-rsid="001e498c" style:font-size-asian="10.5pt" style:font-weight-asian="bold" style:font-size-complex="12pt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>
      <style:paragraph-properties fo:line-height="100%" fo:text-align="start" style:justify-single-word="false"/>
      <style:text-properties officeooo:paragraph-rsid="001e498c"/>
    </style:style>
    <style:style style:name="P14" style:family="paragraph" style:parent-style-name="Text_20_body">
      <style:paragraph-properties fo:margin-top="0cm" fo:margin-bottom="0.046cm" style:contextual-spacing="false" fo:line-height="100%" fo:text-align="start" style:justify-single-word="false"/>
      <style:text-properties officeooo:paragraph-rsid="001e498c"/>
    </style:style>
    <style:style style:name="P1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e498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storias de usuario</text:p>
      <text:p text:style-name="P3">Proyecto 1</text:p>
      <text:p text:style-name="P3"/>
      <text:p text:style-name="P5">Cliente :</text:p>
      <text:p text:style-name="P5"/>
      <text:p text:style-name="P14">Como cliente, quiero poder registrarme con un login y una contraseña para tener mi cuenta personal en la plataforma.</text:p>
      <text:p text:style-name="P15">Criterio de aceptación: El login es único y la contraseña se almacena de forma segura. </text:p>
      <text:p text:style-name="P15"/>
      <text:p text:style-name="P15">Como cliente, quiero consultar los eventos disponibles para elegir a cuál asistir.</text:p>
      <text:p text:style-name="P15">Criterio de aceptación: El sistema muestra la lista de eventos con nombre, fecha, lugar y tipo de boleta. </text:p>
      <text:p text:style-name="P15"/>
      <text:p text:style-name="P15">Como cliente, quiero comprar una o varias boletas para asistir a un evento. </text:p>
      <text:p text:style-name="P15">Criterio de aceptación: Se descuenta el valor total de mi saldo virtual si es suficiente, y se me asignan los tiquetes. </text:p>
      <text:p text:style-name="P15"/>
      <text:p text:style-name="P15">Como cliente, quiero ver mis tiquetes comprados y sus detalles (tipo, precio, fecha, evento) para mantener un control de mis compras. </text:p>
      <text:p text:style-name="P15"/>
      <text:p text:style-name="P15">Como cliente, quiero transferir un tiquete a otro usuario introduciendo su login y contraseña, para que esa persona pueda asistir al evento en mi lugar. </text:p>
      <text:p text:style-name="P15">Criterio de aceptación: No se permite la transferencia si el tiquete pertenece a un Pack Deluxe o si ya está vencido. </text:p>
      <text:p text:style-name="P15"/>
      <text:p text:style-name="P15">Como cliente, quiero solicitar un reembolso si el evento fue cancelado o si ya no puedo asistir. Criterio de aceptación: El administrador puede aceptar o rechazar la solicitud; el dinero se devuelve a mi saldo virtual. </text:p>
      <text:p text:style-name="P13"/>
      <text:p text:style-name="P4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18T19:28:36.875000000</meta:creation-date>
    <meta:generator>LibreOffice/7.4.2.3$Windows_X86_64 LibreOffice_project/382eef1f22670f7f4118c8c2dd222ec7ad009daf</meta:generator>
    <dc:date>2025-10-18T19:39:13.240000000</dc:date>
    <meta:editing-duration>PT10M37S</meta:editing-duration>
    <meta:editing-cycles>1</meta:editing-cycles>
    <meta:document-statistic meta:table-count="0" meta:image-count="0" meta:object-count="0" meta:page-count="1" meta:paragraph-count="13" meta:word-count="208" meta:character-count="1250" meta:non-whitespace-character-count="1047"/>
  </office:meta>
</office:document-meta>
</file>